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3pt" style:font-size-asian="13pt" style:font-size-complex="13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Я хочу вам представить на<text:span text:style-name="T1">ш</text:span> командный проект,это <text:span text:style-name="T5">инернет-магазин садовых товаро</text:span><text:span text:style-name="T2">в</text:span>.<text:line-break/><text:span text:style-name="T1">Я понимаю,что вы его уже видели не один раз, но для нас это первый серьезный проект и мы с удовольствием продемонстрируем нашу работу)</text:span><text:line-break/><text:span text:style-name="T1">Приложение полностью</text:span> <text:span text:style-name="T5">адаптировано</text:span> под разные устройства и ширину экрана. Мы старались уделить внимание каждой детали,каждой кнопочке,Чтоб наше приложение вглядело живым и привлекательным и удобным для <text:span text:style-name="T1">потенциального </text:span>пользователя.</text:p>
      <text:p text:style-name="P1"><text:s text:c="3"/>Наш проект был написан с использованием <text:span text:style-name="T2">библиотеки</text:span><text:span text:style-name="T5"> React</text:span>, который является одним из самых популярных <text:span text:style-name="T1">инструментом.</text:span></text:p>
      <text:p text:style-name="P2"><text:span text:style-name="T6"><text:s text:c="2"/>Для сборки проекта мы использовали </text:span><text:span text:style-name="T7">инструмент Vite</text:span><text:span text:style-name="T6">. Одним из основных преимуществ Vite является его скорость — он предоставляет быструю разработку и пересборку проектаов для создания веб-приложений. </text:span></text:p>
      <text:p text:style-name="Standard"><text:span text:style-name="T6">(Минимальная конфигурация,Поддержка TypeScript по умолчанию)</text:span><text:line-break/> <text:s text:c="3"/><text:span text:style-name="T6">Для реализации различных функциональностей в проекте мы использовали следующие </text:span><text:span text:style-name="T7">библиотеки</text:span><text:span text:style-name="T6">:</text:span></text:p>
      <text:p text:style-name="P1"><text:span text:style-name="T5">-react-router-dom </text:span>для настройка навигации между различными страницами нашего приложения</text:p>
      <text:p text:style-name="P1"><text:span text:style-name="T5">-@reduxjs/toolkit и react-redux:</text:span> однин из самых популярных инструментов для управления состоянием приложения в React.<text:line-break/> <text:s text:c="2"/>Мы распределили работу таким образом,чтоб каждый участник команды мог <text:s/>поработать с редаксом.У нас было 4 слайса, и у каждого была вопзможность поправктиковатся.<text:line-break/><text:span text:style-name="T5">-react-hook-form</text:span> для управления формами в нашем приложении<text:line-break/><text:span text:style-name="T5">- @mui/icons-material</text:span> и <text:span text:style-name="T5">@mui/material:</text:span> Эти библиотеки предоставляют набор готовых компонентов и иконок. Мы использовали для иконок(потому что ими проще управлять) модальных окон,скелетон</text:p>
      <text:p text:style-name="P1"><text:span text:style-name="T5">-redux-persist</text:span>: <text:s/>Эта библиотека позволяет <text:s/>сохранять состояние приложения между сеансами пользователя</text:p>
      <text:p text:style-name="P1">например, мы использовали для хранения данных в корзине и в избранных.<text:line-break/><text:line-break/> <text:s text:c="2"/>Так же мы использовали различные <text:span text:style-name="T4">хуки</text:span>:</text:p>
      <text:p text:style-name="P1"><text:span text:style-name="T5">-useState:</text:span> <text:s/>для создания и управления локальным состоянием в компонентах. </text:p>
      <text:p text:style-name="P1"/>
      <text:p text:style-name="P1"><text:span text:style-name="T5">-useEffect</text:span> для управления жизненным циклом компонентов и выполнения <text:span text:style-name="T1">побочных</text:span> действий при изменении состояния.</text:p>
      <text:p text:style-name="P1"/>
      <text:p text:style-name="P1"><text:span text:style-name="T5">useParams </text:span><text:span text:style-name="T10">и</text:span><text:span text:style-name="T5"> useLocation:</text:span> для получения параметров маршрута и информацию о текущем URL</text:p>
      <text:p text:style-name="P1"/>
      <text:p text:style-name="P1"><text:span text:style-name="T5">useDispatch</text:span> и <text:span text:style-name="T5">useSelector</text:span>: Эти хуки связаны с библиотекой Redux и используются для управления глобальным состоянием приложения.( <text:span text:style-name="T5">useDispatch</text:span> позволяет нам отправлять действия <text:span text:style-name="T1">в </text:span><text:span text:style-name="T11">stor</text:span>, а <text:span text:style-name="T5">useSelector</text:span> - получать состояние из глобального хранилища и использовать его в компонентах.)</text:p>
      <text:p text:style-name="P1"/>
      <text:p text:style-name="P1">Также мы создали <text:span text:style-name="T5">два кастомных хука</text:span> - <text:span text:style-name="T5">usePagination</text:span> и <text:span text:style-name="T5">useFiltration</text:span>. Кастомные хуки позволяют нам изолировать логику и повторно использовать её в различных компонентах.<text:line-break/><text:line-break/>Мы также использовали библиотеку <text:span text:style-name="T5">RTK Query</text:span> для выполнения GET и POST запросов. <text:span text:style-name="T5">RTK Query</text:span> - это <text:span text:style-name="T5">часть Redux Toolkit</text:span>, это понятный и мощный способ работы с сетевыми запросами в Redux-приложениях.</text:p>
      <text:p text:style-name="P1">Получив данные с сервера с помощью GET запроса, вы можете сразу же начать работу с ними.Это удобно и Нам понравилось работать с этой библиотекой.<text:line-break/><text:line-break/><text:line-break/><text:span text:style-name="T2">Чем занималась я:<text:line-break/>так как я являюсь тим лидом команды</text:span><text:span text:style-name="T1"><text:line-break/></text:span><text:soft-page-break/><text:span text:style-name="T11">-</text:span><text:span text:style-name="T1">орагнизовывала и проводила встречи в зуме<text:line-break/></text:span><text:span text:style-name="T11">-</text:span><text:span text:style-name="T1">распределяла задачи <text:s/>и конролировала их выполнения<text:line-break/>-задачи прописывала и управляла досками в </text:span><text:span text:style-name="T12">jira<text:line-break/></text:span><text:span text:style-name="T2">Что делала на проекте:<text:line-break/>1</text:span><text:span text:style-name="T3">.Кнопка,которая выводит рандомный товар со скидкой 50%<text:line-break/>Модальное окно с помощью библ </text:span><text:span text:style-name="T12">Material UI</text:span><text:span text:style-name="T13">, </text:span><text:span text:style-name="T3">компонент </text:span><text:span text:style-name="T12">Dialog</text:span><text:span text:style-name="T13">, </text:span><text:span text:style-name="T3">компонент </text:span><text:span text:style-name="T12">Grow</text:span><text:span text:style-name="T13"> </text:span><text:span text:style-name="T3">для красивого появления<text:line-break/></text:span><text:span text:style-name="T2">2</text:span><text:span text:style-name="T3">.</text:span><text:span text:style-name="T2">Форма</text:span><text:span text:style-name="T3"> показать на гл странице и в корзине, показать </text:span><text:span text:style-name="T2">валидацию данных</text:span><text:span text:style-name="T3"> и </text:span><text:span text:style-name="T2">модальное</text:span><text:span text:style-name="T3"> окно,компонент </text:span><text:span text:style-name="T12">Slide.<text:line-break/>3.</text:span><text:span text:style-name="T2">Навигация по кнопка (</text:span><text:span text:style-name="T3">хуки</text:span><text:span text:style-name="T2"> </text:span><text:span text:style-name="T12">useParams </text:span><text:span text:style-name="T3">и</text:span><text:span text:style-name="T2"> </text:span><text:span text:style-name="T12">useLocatoin)<text:line-break/></text:span><text:span text:style-name="T2">4.Страница отдного товара</text:span><text:span text:style-name="T3"> и функционал добаления в корзину и избранное.<text:line-break/>5.Отрисовка страниц </text:span><text:span text:style-name="T13">AllProducts </text:span><text:span text:style-name="T3">и </text:span><text:span text:style-name="T13">AllSales</text:span><text:span text:style-name="T12"><text:line-break/>6.</text:span><text:span text:style-name="T2">Иконки на карточках товара.</text:span><text:span text:style-name="T3">С момощью </text:span><text:span text:style-name="T12">icons</text:span><text:span text:style-name="T13">-</text:span><text:span text:style-name="T12">marerial UI.</text:span><text:span text:style-name="T2">(показать для планшета вариан)</text:span><text:span text:style-name="T12"><text:line-break/></text:span><text:span text:style-name="T2">7.Страницца избранные (</text:span><text:span text:style-name="T3">функционал и отрисовка страницы)</text:span><text:span text:style-name="T12"><text:line-break/>8</text:span><text:span text:style-name="T2">.Пагинация </text:span><text:span text:style-name="T12">(</text:span><text:span text:style-name="T3">хук </text:span><text:span text:style-name="T12">usePagination)</text:span><text:span text:style-name="T2"> (</text:span><text:span text:style-name="T3">Плавная прокрутка вверх по странице <text:s/>window(обьект).scrollTo(метод)({</text:span></text:p>
      <text:p text:style-name="P7"><text:s text:c="6"/>top: 0,</text:p>
      <text:p text:style-name="P7"><text:s text:c="6"/>behavior(бэхэвир): "smooth", // Добавляем плавность прокрутки</text:p>
      <text:p text:style-name="P1"><text:span text:style-name="T3"><text:s text:c="4"/>});</text:span><text:line-break/><text:span text:style-name="T2">НЕСКОЛЬКО СЛОВ О КОМАНДЕ<text:line-break/></text:span><text:span text:style-name="T3">всем ребятам спасибо за качественную работу</text:span><text:line-break/><text:span text:style-name="T1">все вкладывались по максимуму<text:line-break/>плюсы в работе в команде- скорость,эффективность, комуникативные навыки,помощь другу</text:span></text:p>
      <text:p text:style-name="P1"><text:span text:style-name="T1"/></text:p>
      <text:p text:style-name="P6"><text:s text:c="3"/>Сейчас я вам продемонстрирую <text:s/>наше <text:span text:style-name="T5">приложение</text:span> и его <text:span text:style-name="T5">функционал</text:span>.Оно полностью <text:span text:style-name="T5">адаптировано</text:span> под разные устройства и ширину экрана. Мы старались уделить внимание каждой детали,каждой кнопочке,Чтоб наше приложение вглядело живым и привлекательным и удобным для <text:span text:style-name="T1">потенциального </text:span>пользователя.<text:line-break/> <text:s text:c="2"/>Начну с<text:span text:style-name="T14"> </text:span><text:span text:style-name="T5">хедера</text:span>, <text:span text:style-name="T5">кнопка переключатель темы</text:span>, <text:span text:style-name="T5">кнопочка</text:span> при нажатии на которую открывается <text:span text:style-name="T5">модальное окно с товаром дня</text:span>, со скидкой <text:span text:style-name="T5">50%</text:span>.<text:span text:style-name="T11">(</text:span><text:span text:style-name="T1">показать в корзине товар со скидкой)</text:span><text:line-break/> <text:s text:c="2"/><text:span text:style-name="T1">Использовали</text:span> <text:span text:style-name="T5">библ </text:span><text:span text:style-name="T12">Material</text:span><text:span text:style-name="T5"> </text:span><text:span text:style-name="T12">UI</text:span>, компоент <text:span text:style-name="T12">Dialog</text:span> Для <text:span text:style-name="T1">настройки</text:span> плавного и красивого появления исп комп <text:span text:style-name="T5">Grow</text:span> и <text:span text:style-name="T5">задержку появления</text:span>. </text:p>
      <text:p text:style-name="P4">Дальше если мы переходим в <text:span text:style-name="T5">режим для планшета</text:span> у нас появляется <text:span text:style-name="T5">бургер меню</text:span>. затемнятеся фон, можно закрыть на кнопку или на иконку закрытия.<text:line-break/> <text:s text:c="2"/>Так же на <text:span text:style-name="T5">главной странице</text:span> у нас есть <text:span text:style-name="T5">форма</text:span>, в которой настроена <text:span text:style-name="T5">валидация данных</text:span>.Показать сообщение ошибки.Когда данные введены верно поля очищаются и появляется мод окно с эффектом слайд.<text:line-break/> <text:s text:c="2"/>Далее <text:span text:style-name="T5">навигаци</text:span><text:span text:style-name="T2">я</text:span><text:span text:style-name="T5"> по кнопкам</text:span>, можно передвигаться по приложению.Кнопочки подсвечиваются.<text:line-break/><text:span text:style-name="T2"> <text:s text:c="2"/></text:span><text:span text:style-name="T3">Перейти на </text:span><text:span text:style-name="T2">страницу товара. </text:span><text:span text:style-name="T3">Показать </text:span><text:span text:style-name="T2">модальное окно товара!</text:span><text:line-break/> <text:s text:c="2"/>Дальше я расскажу как у нас настроены <text:span text:style-name="T5">карточки товара </text:span><text:span text:style-name="T10">и </text:span><text:span text:style-name="T5">функционал добавления в корзину и избранные</text:span><text:span text:style-name="T10"> товары. Показать </text:span><text:span text:style-name="T5">вариант для планшетов и телефона</text:span><text:span text:style-name="T10">.<text:line-break/> <text:s text:c="2"/>Показать как работают </text:span><text:span text:style-name="T5">фильтры</text:span><text:span text:style-name="T10">, переключить на </text:span><text:span text:style-name="T15">темную тему</text:span><text:span text:style-name="T10">!для инпутов исп комп </text:span><text:span text:style-name="T5">TextField</text:span><text:span text:style-name="T10"> из Материал</text:span></text:p>
      <text:p text:style-name="P4"><text:span text:style-name="T3"><text:s text:c="3"/></text:span><text:span text:style-name="T2">П</text:span><text:span text:style-name="T5">оказать </text:span><text:span text:style-name="T10">пагинацию</text:span><text:span text:style-name="T3">.Плавная прокрутка вверх по странице <text:s/>window(обьект).scrollTo(метод)({</text:span></text:p>
      <text:p text:style-name="P7"><text:s text:c="6"/>top: 0,</text:p>
      <text:p text:style-name="P7"><text:s text:c="6"/>behavior(бэхэвир): "smooth", // Добавляем плавность прокрутки</text:p>
      <text:p text:style-name="P5"><text:span text:style-name="T1"><text:s text:c="4"/>});<text:line-break/></text:span><text:span text:style-name="T1"><text:line-break/> <text:s text:c="2"/>Показать как работает </text:span><text:span text:style-name="T2">страница избранные.<text:line-break/></text:span></text:p>
      <text:p text:style-name="P5"><text:span text:style-name="T1"><text:s text:c="3"/>Показать как работает </text:span><text:span text:style-name="T2">корзина, модальное окно!<text:line-break/></text:span><text:soft-page-break/><text:span text:style-name="T2"><text:line-break/> <text:s text:c="2"/></text:span><text:span text:style-name="T1">Так же я хотела бы отметить работу всей команды.</text:span></text:p>
      <text:p text:style-name="P7"><text:s text:c="3"/>Это наш первый такой серьезный опыт работы в команде. Я максимально довольна своей командой, так как все ребята подходили к задачам ответсвенно,мы всегда с легкостью распределяли задачи, у нас не было ни единого конфликта.Все вопросы мы обсуждали в зуме, часто таже встречались вдвоем ,чтоб помочь друг другу с заданием. </text:p>
      <text:p text:style-name="P5"><text:span text:style-name="T1">Изанчально я была немного напряжена, так как я взяла на себя роль тим лида, что для меня не совсем свойственно по жизни)но захотелось попробовать себя.Раньше я счиатала что я больше люблю работать одна,чем в команде, но теперь я так не считаю. Я увидела множетсво плюсов работы в команде.Работа выполняется быстрее и эфективнее и так же мы развиваем навыки комуникации,что очень полезно для будущей работы. <text:line-break/> <text:s text:c="2"/></text:span><text:span text:style-name="T2">Трудности</text:span></text:p>
      <text:p text:style-name="P3"><text:span text:style-name="T8">Были трудности с гитом, так как не было опыта, но уже на третем спринте мы уже наловчились и гит уже нас так не пугал.Рассказать за свою ситуацию с командой удаления последнего коммита. <text:line-break/></text:span><text:span text:style-name="T9">Git reset – hard HEAD~1.</text:span><text:span text:style-name="T8"><text:line-break/>Так же были случаи,когда несколько человек работают в одном файле, и немного меняют твой код.И когда <text:s/>возвращаешься в компонент доработать свой код, он уже измененен, и приходтся уже рабоать с тем что есть). Но со всеми трудностями мы справились и у нас получился такой замечательный сайт.</text:span></text:p>
      <text:p text:style-name="P7">В целом хочу поблагодарть команду за проделаную работу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2291in" fo:margin-bottom="0.7862in" fo:margin-left="0.2083in" fo:margin-right="0.24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23H42M10S</meta:editing-duration>
    <meta:editing-cycles>12</meta:editing-cycles>
    <meta:generator>OpenOffice/4.1.14$Win32 OpenOffice.org_project/4114m1$Build-9811</meta:generator>
    <dc:date>2024-03-22T14:14:39.37</dc:date>
    <meta:document-statistic meta:table-count="0" meta:image-count="0" meta:object-count="0" meta:page-count="3" meta:paragraph-count="28" meta:word-count="936" meta:character-count="6936"/>
    <meta:user-defined meta:name="Info 1"/>
    <meta:user-defined meta:name="Info 2"/>
    <meta:user-defined meta:name="Info 3"/>
    <meta:user-defined meta:name="Info 4"/>
  </office:meta>
</office:document-meta>
</file>